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Univia Pro" svg:font-family="'Univia Pro'" style:font-pitch="variable"/>
    <style:font-face style:name="Univia Pro Black" svg:font-family="'Univia Pr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4.299cm" table:align="left"/>
    </style:style>
    <style:style style:name="Tabela1.A" style:family="table-column">
      <style:table-column-properties style:column-width="3.408cm"/>
    </style:style>
    <style:style style:name="Tabela1.B" style:family="table-column">
      <style:table-column-properties style:column-width="20.89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24.299cm" table:align="left"/>
    </style:style>
    <style:style style:name="Tabela2.A" style:family="table-column">
      <style:table-column-properties style:column-width="3.408cm"/>
    </style:style>
    <style:style style:name="Tabela2.B" style:family="table-column">
      <style:table-column-properties style:column-width="1.166cm"/>
    </style:style>
    <style:style style:name="Tabela2.C" style:family="table-column">
      <style:table-column-properties style:column-width="2.87cm"/>
    </style:style>
    <style:style style:name="Tabela2.D" style:family="table-column">
      <style:table-column-properties style:column-width="1.302cm"/>
    </style:style>
    <style:style style:name="Tabela2.F" style:family="table-column">
      <style:table-column-properties style:column-width="1.342cm"/>
    </style:style>
    <style:style style:name="Tabela2.H" style:family="table-column">
      <style:table-column-properties style:column-width="1.316cm"/>
    </style:style>
    <style:style style:name="Tabela2.J" style:family="table-column">
      <style:table-column-properties style:column-width="1.385cm"/>
    </style:style>
    <style:style style:name="Tabela2.K" style:family="table-column">
      <style:table-column-properties style:column-width="2.90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K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22.394cm" table:align="left"/>
    </style:style>
    <style:style style:name="Tabela3.A" style:family="table-column">
      <style:table-column-properties style:column-width="3.408cm"/>
    </style:style>
    <style:style style:name="Tabela3.B" style:family="table-column">
      <style:table-column-properties style:column-width="18.987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middle" fo:padding="0.097cm" fo:border="0.05pt solid #000000"/>
    </style:style>
    <style:style style:name="Tabela4" style:family="table">
      <style:table-properties style:width="22.394cm" table:align="left"/>
    </style:style>
    <style:style style:name="Tabela4.A" style:family="table-column">
      <style:table-column-properties style:column-width="3.408cm"/>
    </style:style>
    <style:style style:name="Tabela4.B" style:family="table-column">
      <style:table-column-properties style:column-width="1.101cm"/>
    </style:style>
    <style:style style:name="Tabela4.C" style:family="table-column">
      <style:table-column-properties style:column-width="1.127cm"/>
    </style:style>
    <style:style style:name="Tabela4.D" style:family="table-column">
      <style:table-column-properties style:column-width="2.87cm"/>
    </style:style>
    <style:style style:name="Tabela4.E" style:family="table-column">
      <style:table-column-properties style:column-width="1.337cm"/>
    </style:style>
    <style:style style:name="Tabela4.G" style:family="table-column">
      <style:table-column-properties style:column-width="1.307cm"/>
    </style:style>
    <style:style style:name="Tabela4.I" style:family="table-column">
      <style:table-column-properties style:column-width="1.319cm"/>
    </style:style>
    <style:style style:name="Tabela4.K" style:family="table-column">
      <style:table-column-properties style:column-width="1.316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K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1.103cm" table:align="left"/>
    </style:style>
    <style:style style:name="Tabela5.A" style:family="table-column">
      <style:table-column-properties style:column-width="3.408cm"/>
    </style:style>
    <style:style style:name="Tabela5.B" style:family="table-column">
      <style:table-column-properties style:column-width="17.695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6" style:family="table">
      <style:table-properties style:width="21.103cm" table:align="left"/>
    </style:style>
    <style:style style:name="Tabela6.A" style:family="table-column">
      <style:table-column-properties style:column-width="3.408cm"/>
    </style:style>
    <style:style style:name="Tabela6.B" style:family="table-column">
      <style:table-column-properties style:column-width="1.118cm"/>
    </style:style>
    <style:style style:name="Tabela6.C" style:family="table-column">
      <style:table-column-properties style:column-width="1.152cm"/>
    </style:style>
    <style:style style:name="Tabela6.D" style:family="table-column">
      <style:table-column-properties style:column-width="2.87cm"/>
    </style:style>
    <style:style style:name="Tabela6.E" style:family="table-column">
      <style:table-column-properties style:column-width="1.302cm"/>
    </style:style>
    <style:style style:name="Tabela6.G" style:family="table-column">
      <style:table-column-properties style:column-width="1.341cm"/>
    </style:style>
    <style:style style:name="Tabela6.I" style:family="table-column">
      <style:table-column-properties style:column-width="1.288cm"/>
    </style:style>
    <style:style style:name="Tabela6.J" style:family="table-column">
      <style:table-column-properties style:column-width="2.886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J1" style:family="table-cell">
      <style:table-cell-properties fo:padding="0.097cm" fo:border="0.05pt solid #000000"/>
    </style:style>
    <style:style style:name="Tabela6.2" style:family="table-row">
      <style:table-row-properties style:min-row-height="0.397cm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7" style:family="table">
      <style:table-properties style:width="21.209cm" table:align="left"/>
    </style:style>
    <style:style style:name="Tabela7.A" style:family="table-column">
      <style:table-column-properties style:column-width="3.408cm"/>
    </style:style>
    <style:style style:name="Tabela7.B" style:family="table-column">
      <style:table-column-properties style:column-width="17.801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8" style:family="table">
      <style:table-properties style:width="21.209cm" table:align="left"/>
    </style:style>
    <style:style style:name="Tabela8.A" style:family="table-column">
      <style:table-column-properties style:column-width="3.408cm"/>
    </style:style>
    <style:style style:name="Tabela8.B" style:family="table-column">
      <style:table-column-properties style:column-width="1.099cm"/>
    </style:style>
    <style:style style:name="Tabela8.C" style:family="table-column">
      <style:table-column-properties style:column-width="1.117cm"/>
    </style:style>
    <style:style style:name="Tabela8.D" style:family="table-column">
      <style:table-column-properties style:column-width="2.87cm"/>
    </style:style>
    <style:style style:name="Tabela8.E" style:family="table-column">
      <style:table-column-properties style:column-width="1.332cm"/>
    </style:style>
    <style:style style:name="Tabela8.G" style:family="table-column">
      <style:table-column-properties style:column-width="1.305cm"/>
    </style:style>
    <style:style style:name="Tabela8.I" style:family="table-column">
      <style:table-column-properties style:column-width="1.415cm"/>
    </style:style>
    <style:style style:name="Tabela8.J" style:family="table-column">
      <style:table-column-properties style:column-width="2.925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J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9" style:family="table">
      <style:table-properties style:width="21.4cm" fo:break-before="page" table:align="left"/>
    </style:style>
    <style:style style:name="Tabela9.A" style:family="table-column">
      <style:table-column-properties style:column-width="3.408cm"/>
    </style:style>
    <style:style style:name="Tabela9.B" style:family="table-column">
      <style:table-column-properties style:column-width="17.992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10" style:family="table">
      <style:table-properties style:width="21.4cm" table:align="left"/>
    </style:style>
    <style:style style:name="Tabela10.A" style:family="table-column">
      <style:table-column-properties style:column-width="3.408cm"/>
    </style:style>
    <style:style style:name="Tabela10.B" style:family="table-column">
      <style:table-column-properties style:column-width="2.87cm"/>
    </style:style>
    <style:style style:name="Tabela10.C" style:family="table-column">
      <style:table-column-properties style:column-width="1.162cm"/>
    </style:style>
    <style:style style:name="Tabela10.D" style:family="table-column">
      <style:table-column-properties style:column-width="1.367cm"/>
    </style:style>
    <style:style style:name="Tabela10.F" style:family="table-column">
      <style:table-column-properties style:column-width="1.296cm"/>
    </style:style>
    <style:style style:name="Tabela10.H" style:family="table-column">
      <style:table-column-properties style:column-width="1.323cm"/>
    </style:style>
    <style:style style:name="Tabela10.J" style:family="table-column">
      <style:table-column-properties style:column-width="1.36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J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J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8.606cm" table:align="left"/>
    </style:style>
    <style:style style:name="Tabela11.A" style:family="table-column">
      <style:table-column-properties style:column-width="3.408cm"/>
    </style:style>
    <style:style style:name="Tabela11.B" style:family="table-column">
      <style:table-column-properties style:column-width="15.19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2" style:family="table">
      <style:table-properties style:width="18.606cm" table:align="left"/>
    </style:style>
    <style:style style:name="Tabela12.A" style:family="table-column">
      <style:table-column-properties style:column-width="3.408cm"/>
    </style:style>
    <style:style style:name="Tabela12.B" style:family="table-column">
      <style:table-column-properties style:column-width="1.332cm"/>
    </style:style>
    <style:style style:name="Tabela12.C" style:family="table-column">
      <style:table-column-properties style:column-width="2.87cm"/>
    </style:style>
    <style:style style:name="Tabela12.D" style:family="table-column">
      <style:table-column-properties style:column-width="1.337cm"/>
    </style:style>
    <style:style style:name="Tabela12.F" style:family="table-column">
      <style:table-column-properties style:column-width="1.288cm"/>
    </style:style>
    <style:style style:name="Tabela12.H" style:family="table-column">
      <style:table-column-properties style:column-width="1.321cm"/>
    </style:style>
    <style:style style:name="Tabela12.I" style:family="table-column">
      <style:table-column-properties style:column-width="1.311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I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21.505cm" table:align="left"/>
    </style:style>
    <style:style style:name="Tabela13.A" style:family="table-column">
      <style:table-column-properties style:column-width="3.408cm"/>
    </style:style>
    <style:style style:name="Tabela13.B" style:family="table-column">
      <style:table-column-properties style:column-width="18.098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4" style:family="table">
      <style:table-properties style:width="21.505cm" table:align="left"/>
    </style:style>
    <style:style style:name="Tabela14.A" style:family="table-column">
      <style:table-column-properties style:column-width="3.408cm"/>
    </style:style>
    <style:style style:name="Tabela14.B" style:family="table-column">
      <style:table-column-properties style:column-width="1.272cm"/>
    </style:style>
    <style:style style:name="Tabela14.C" style:family="table-column">
      <style:table-column-properties style:column-width="2.87cm"/>
    </style:style>
    <style:style style:name="Tabela14.D" style:family="table-column">
      <style:table-column-properties style:column-width="1.274cm"/>
    </style:style>
    <style:style style:name="Tabela14.F" style:family="table-column">
      <style:table-column-properties style:column-width="1.3cm"/>
    </style:style>
    <style:style style:name="Tabela14.H" style:family="table-column">
      <style:table-column-properties style:column-width="1.353cm"/>
    </style:style>
    <style:style style:name="Tabela14.J" style:family="table-column">
      <style:table-column-properties style:column-width="1.42cm"/>
    </style:style>
    <style:style style:name="Tabela14.1" style:family="table-row">
      <style:table-row-properties style:min-row-height="0.593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J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nivia Pro Black" fo:font-size="11pt" officeooo:rsid="00326bdc" officeooo:paragraph-rsid="004f1911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Univia Pro Black" fo:font-size="12pt" officeooo:rsid="0031cc27" officeooo:paragraph-rsid="004f191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4f1911" style:font-size-asian="12pt" style:font-size-complex="12pt"/>
    </style:style>
    <style:style style:name="P4" style:family="paragraph" style:parent-style-name="Standard">
      <style:text-properties fo:font-size="12pt" officeooo:paragraph-rsid="004f1911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Univia Pro Black" fo:font-size="11pt" fo:font-weight="bold" officeooo:rsid="0031cc27" officeooo:paragraph-rsid="004f1911" style:font-size-asian="11pt" style:font-weight-asian="bold" style:font-size-complex="11pt" style:font-weight-complex="bold"/>
    </style:style>
    <style:style style:name="P6" style:family="paragraph" style:parent-style-name="Standard">
      <style:text-properties officeooo:paragraph-rsid="004f1911"/>
    </style:style>
    <style:style style:name="P7" style:family="paragraph" style:parent-style-name="Table_20_Contents">
      <style:paragraph-properties fo:text-align="center" style:justify-single-word="false"/>
      <style:text-properties style:font-name="Univia Pro" fo:font-size="12pt" fo:font-weight="bold" officeooo:rsid="0004a76d" officeooo:paragraph-rsid="004f1911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nivia Pro" fo:font-size="12pt" fo:font-weight="normal" officeooo:rsid="000e7e24" officeooo:paragraph-rsid="004f1911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nivia Pro" fo:font-size="12pt" fo:font-weight="normal" officeooo:rsid="00326bdc" officeooo:paragraph-rsid="004f1911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nivia Pro" fo:font-size="12pt" fo:font-weight="normal" officeooo:rsid="004e495c" officeooo:paragraph-rsid="004f191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nivia Pro" fo:font-size="12pt" fo:font-weight="normal" officeooo:rsid="0048dc8a" officeooo:paragraph-rsid="004f1911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Univia Pro" fo:font-size="12pt" fo:font-weight="normal" officeooo:rsid="004f1911" officeooo:paragraph-rsid="004f191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ff0000" style:font-name="Univia Pro Black" fo:font-size="28pt" fo:font-weight="normal" officeooo:rsid="00367a8d" officeooo:paragraph-rsid="004f1911" style:font-size-asian="28pt" style:font-weight-asian="normal" style:font-size-complex="28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paragraph-rsid="004f1911"/>
    </style:style>
    <style:style style:name="P15" style:family="paragraph" style:parent-style-name="Table_20_Contents">
      <style:paragraph-properties fo:text-align="center" style:justify-single-word="false"/>
      <style:text-properties officeooo:rsid="004e495c" officeooo:paragraph-rsid="004f1911"/>
    </style:style>
    <style:style style:name="P16" style:family="paragraph" style:parent-style-name="Text_20_body" style:master-page-name="First_20_Page">
      <style:paragraph-properties fo:margin-top="0.101cm" fo:margin-bottom="0.247cm" loext:contextual-spacing="false" fo:line-height="100%" fo:text-align="center" style:justify-single-word="false" style:page-number="auto"/>
      <style:text-properties officeooo:paragraph-rsid="001064de"/>
    </style:style>
    <style:style style:name="T1" style:family="text">
      <style:text-properties style:use-window-font-color="true" style:font-name="Univia Pro Black" officeooo:rsid="00056275"/>
    </style:style>
    <style:style style:name="T2" style:family="text">
      <style:text-properties style:use-window-font-color="true" style:font-name="Univia Pro Black" fo:font-size="12pt" fo:font-weight="bold" officeooo:rsid="00056275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Univia Pro Black" fo:font-size="11pt" fo:font-weight="bold" officeooo:rsid="0031cc27" style:font-size-asian="11pt" style:font-weight-asian="bold" style:font-size-complex="11pt" style:font-weight-complex="bold"/>
    </style:style>
    <style:style style:name="T4" style:family="text">
      <style:text-properties style:use-window-font-color="true" style:font-name="Univia Pro Black" fo:font-size="11pt" fo:font-weight="bold" officeooo:rsid="00326bdc" style:font-size-asian="11pt" style:font-weight-asian="bold" style:font-size-complex="11pt" style:font-weight-complex="bold"/>
    </style:style>
    <style:style style:name="T5" style:family="tex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T6" style:family="text">
      <style:text-properties style:use-window-font-color="true" fo:font-size="11pt" fo:font-weight="bold" officeooo:rsid="00326bdc" style:font-size-asian="11pt" style:font-weight-asian="bold" style:font-size-complex="11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d40b" style:font-weight-asian="normal" style:font-weight-complex="normal"/>
    </style:style>
    <style:style style:name="T9" style:family="text">
      <style:text-properties fo:font-weight="normal" officeooo:rsid="004e495c" style:font-weight-asian="normal" style:font-weight-complex="normal"/>
    </style:style>
    <style:style style:name="T10" style:family="text">
      <style:text-properties fo:font-weight="normal" officeooo:rsid="004f1911" style:font-weight-asian="normal" style:font-weight-complex="normal"/>
    </style:style>
    <style:style style:name="T11" style:family="text">
      <style:text-properties style:font-name="Univia Pro Black" fo:font-size="14pt" officeooo:rsid="001064de" style:font-size-asian="14pt" style:font-size-complex="14pt"/>
    </style:style>
    <style:style style:name="T12" style:family="text">
      <style:text-properties style:font-name="Univia Pro Black" fo:font-size="14pt" officeooo:rsid="002e78a7" style:font-size-asian="14pt" style:font-size-complex="14pt"/>
    </style:style>
    <style:style style:name="T13" style:family="text">
      <style:text-properties style:font-name="Univia Pro Black" fo:font-size="14pt" officeooo:rsid="0048dc8a" style:font-size-asian="14pt" style:font-size-complex="14pt"/>
    </style:style>
    <style:style style:name="T14" style:family="text">
      <style:text-properties style:font-name="Univia Pro Black" fo:font-size="14pt" officeooo:rsid="004ccf0b" style:font-size-asian="14pt" style:font-size-complex="14pt"/>
    </style:style>
    <style:style style:name="T15" style:family="text">
      <style:text-properties style:font-name="Univia Pro Black" fo:font-size="14pt" officeooo:rsid="004e495c" style:font-size-asian="14pt" style:font-size-complex="14pt"/>
    </style:style>
    <style:style style:name="T16" style:family="text">
      <style:text-properties style:font-name="Univia Pro" officeooo:rsid="001064de"/>
    </style:style>
    <style:style style:name="T17" style:family="text">
      <style:text-properties style:font-name="Univia Pro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Univia Pro" fo:font-size="12pt" fo:font-weight="normal" officeooo:rsid="0004a76d" style:font-size-asian="12pt" style:font-weight-asian="normal" style:font-size-complex="12pt" style:font-weight-complex="normal"/>
    </style:style>
    <style:style style:name="T19" style:family="text">
      <style:text-properties style:font-name="Univia Pro" fo:font-size="12pt" fo:font-weight="normal" officeooo:rsid="0022d40b" style:font-size-asian="12pt" style:font-weight-asian="normal" style:font-size-complex="12pt" style:font-weight-complex="normal"/>
    </style:style>
    <style:style style:name="T20" style:family="text">
      <style:text-properties style:font-name="Univia Pro" fo:font-size="12pt" fo:font-weight="normal" officeooo:rsid="0048dc8a" style:font-size-asian="12pt" style:font-weight-asian="normal" style:font-size-complex="12pt" style:font-weight-complex="normal"/>
    </style:style>
    <style:style style:name="T21" style:family="text">
      <style:text-properties style:font-name="Univia Pro" fo:font-size="12pt" fo:font-weight="normal" officeooo:rsid="004e495c" style:font-size-asian="12pt" style:font-weight-asian="normal" style:font-size-complex="12pt" style:font-weight-complex="normal"/>
    </style:style>
    <style:style style:name="T22" style:family="text">
      <style:text-properties style:font-name="Univia Pro" fo:font-size="12pt" fo:font-weight="normal" officeooo:rsid="004f1911" style:font-size-asian="12pt" style:font-weight-asian="normal" style:font-size-complex="12pt" style:font-weight-complex="normal"/>
    </style:style>
    <style:style style:name="T23" style:family="text">
      <style:text-properties officeooo:rsid="004e495c"/>
    </style:style>
    <style:style style:name="T24" style:family="text">
      <style:text-properties officeooo:rsid="004f19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6">Rozkład jazdy ważny od </text:span><text:span text:style-name="T11">20</text:span><text:span text:style-name="T12">2</text:span><text:span text:style-name="T13">2</text:span><text:span text:style-name="T11">-</text:span><text:span text:style-name="T15">10</text:span><text:span text:style-name="T11">-</text:span><text:span text:style-name="T14">0</text:span><text:span text:style-name="T15">1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4"><text:span text:style-name="T2">160</text:span><text:span text:style-name="T18">/</text:span><text:span text:style-name="T21">5</text:span><text:span text:style-name="T22">1</text:span><text:span text:style-name="T18">/SB</text:span></text:p>
          </table:table-cell>
          <table:table-cell table:style-name="Tabela9.B1" office:value-type="string">
            <text:p text:style-name="P8">MZA R-4 Stalowa; 18m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B"/>
        <table:table-column table:style-name="Tabela10.F"/>
        <table:table-column table:style-name="Tabela10.B"/>
        <table:table-column table:style-name="Tabela10.H"/>
        <table:table-column table:style-name="Tabela10.B"/>
        <table:table-column table:style-name="Tabela10.J"/>
        <table:table-row>
          <table:table-cell table:style-name="Tabela10.A1" office:value-type="string">
            <text:p text:style-name="P9">Grodzisk</text:p>
          </table:table-cell>
          <table:table-cell table:style-name="Tabela10.A1" table:number-rows-spanned="2" office:value-type="string">
            <text:p text:style-name="P13"><text:s text:c="2"/><text:span text:style-name="T23">527 <text:s/></text:span></text:p>
          </table:table-cell>
          <table:table-cell table:style-name="Tabela10.A1" office:value-type="string">
            <text:p text:style-name="P12">6:57</text:p>
          </table:table-cell>
          <table:table-cell table:style-name="Tabela10.A1" office:value-type="string">
            <text:p text:style-name="P10">8:57</text:p>
          </table:table-cell>
          <table:table-cell table:style-name="Tabela10.A1" table:number-rows-spanned="2" office:value-type="string">
            <text:p text:style-name="P13"><text:s text:c="2"/><text:span text:style-name="T23">527 <text:s/></text:span></text:p>
          </table:table-cell>
          <table:table-cell table:style-name="Tabela10.A1" office:value-type="string">
            <text:p text:style-name="P10">12:27</text:p>
          </table:table-cell>
          <table:table-cell table:style-name="Tabela10.A1" table:number-rows-spanned="2" office:value-type="string">
            <text:p text:style-name="P13"><text:s text:c="2"/><text:span text:style-name="T23">527 <text:s/></text:span></text:p>
          </table:table-cell>
          <table:table-cell table:style-name="Tabela10.A1" office:value-type="string">
            <text:p text:style-name="P10">15:27</text:p>
          </table:table-cell>
          <table:table-cell table:style-name="Tabela10.A1" table:number-rows-spanned="2" office:value-type="string">
            <text:p text:style-name="P13"><text:s text:c="2"/><text:span text:style-name="T23">527 <text:s/></text:span></text:p>
          </table:table-cell>
          <table:table-cell table:style-name="Tabela10.J1" office:value-type="string">
            <text:p text:style-name="P10">19:27</text:p>
          </table:table-cell>
        </table:table-row>
        <table:table-row>
          <table:table-cell table:style-name="Tabela10.A2" office:value-type="string">
            <text:p text:style-name="P9">Dw.Centralny</text:p>
          </table:table-cell>
          <table:covered-table-cell/>
          <table:table-cell table:style-name="Tabela10.A2" office:value-type="string">
            <text:p text:style-name="P12">8:04</text:p>
          </table:table-cell>
          <table:table-cell table:style-name="Tabela10.A2" office:value-type="string">
            <text:p text:style-name="P10">10:04</text:p>
          </table:table-cell>
          <table:covered-table-cell/>
          <table:table-cell table:style-name="Tabela10.A2" office:value-type="string">
            <text:p text:style-name="P15"><text:span text:style-name="T20">1</text:span><text:span text:style-name="T17">3:34</text:span></text:p>
          </table:table-cell>
          <table:covered-table-cell/>
          <table:table-cell table:style-name="Tabela10.A2" office:value-type="string">
            <text:p text:style-name="P10">17:04</text:p>
          </table:table-cell>
          <table:covered-table-cell/>
          <table:table-cell table:style-name="Tabela10.J2" office:value-type="string">
            <text:p text:style-name="P10">20:35</text:p>
          </table:table-cell>
        </table:table-row>
      </table:table>
      <text:p text:style-name="P5"/>
      <text:p text:style-name="P4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7"><text:span text:style-name="T1">160</text:span><text:span text:style-name="T7">/</text:span><text:span text:style-name="T9">5</text:span><text:span text:style-name="T10">2</text:span><text:span text:style-name="T7">/SB</text:span></text:p>
          </table:table-cell>
          <table:table-cell table:style-name="Tabela11.B1" office:value-type="string">
            <text:p text:style-name="P8">MZA R-4 Stalowa; 18m</text:p>
          </table:table-cell>
        </table:table-row>
      </table:table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C"/>
        <table:table-column table:style-name="Tabela12.F"/>
        <table:table-column table:style-name="Tabela12.C"/>
        <table:table-column table:style-name="Tabela12.H"/>
        <table:table-column table:style-name="Tabela12.I"/>
        <table:table-row>
          <table:table-cell table:style-name="Tabela12.A1" office:value-type="string">
            <text:p text:style-name="P9">Grodzisk</text:p>
          </table:table-cell>
          <table:table-cell table:style-name="Tabela12.A1" office:value-type="string">
            <text:p text:style-name="P10">9:27</text:p>
          </table:table-cell>
          <table:table-cell table:style-name="Tabela12.A1" table:number-rows-spanned="2" office:value-type="string">
            <text:p text:style-name="P13"><text:s text:c="2"/><text:span text:style-name="T23">527 <text:s/></text:span></text:p>
          </table:table-cell>
          <table:table-cell table:style-name="Tabela12.A1" office:value-type="string">
            <text:p text:style-name="P10">12:57</text:p>
          </table:table-cell>
          <table:table-cell table:style-name="Tabela12.A1" table:number-rows-spanned="2" office:value-type="string">
            <text:p text:style-name="P13"><text:s text:c="2"/><text:span text:style-name="T23">527 <text:s/></text:span></text:p>
          </table:table-cell>
          <table:table-cell table:style-name="Tabela12.A1" office:value-type="string">
            <text:p text:style-name="P10">16:27</text:p>
          </table:table-cell>
          <table:table-cell table:style-name="Tabela12.A1" table:number-rows-spanned="2" office:value-type="string">
            <text:p text:style-name="P13"><text:s text:c="2"/><text:span text:style-name="T23">527 <text:s/></text:span></text:p>
          </table:table-cell>
          <table:table-cell table:style-name="Tabela12.A1" office:value-type="string">
            <text:p text:style-name="P10">19:57</text:p>
          </table:table-cell>
          <table:table-cell table:style-name="Tabela12.I1" office:value-type="string">
            <text:p text:style-name="P10">21:57</text:p>
          </table:table-cell>
        </table:table-row>
        <table:table-row>
          <table:table-cell table:style-name="Tabela12.A2" office:value-type="string">
            <text:p text:style-name="P9">Dw.Centralny</text:p>
          </table:table-cell>
          <table:table-cell table:style-name="Tabela12.A2" office:value-type="string">
            <text:p text:style-name="P10">10:34</text:p>
          </table:table-cell>
          <table:covered-table-cell/>
          <table:table-cell table:style-name="Tabela12.A2" office:value-type="string">
            <text:p text:style-name="P10">14:04</text:p>
          </table:table-cell>
          <table:covered-table-cell/>
          <table:table-cell table:style-name="Tabela12.A2" office:value-type="string">
            <text:p text:style-name="P10">17:34</text:p>
          </table:table-cell>
          <table:covered-table-cell/>
          <table:table-cell table:style-name="Tabela12.A2" office:value-type="string">
            <text:p text:style-name="P10">21:05</text:p>
          </table:table-cell>
          <table:table-cell table:style-name="Tabela12.I2" office:value-type="string">
            <text:p text:style-name="P11"/>
          </table:table-cell>
        </table:table-row>
      </table:table>
      <text:p text:style-name="P4"/>
      <text:p text:style-name="P4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7"><text:span text:style-name="T1">160</text:span><text:span text:style-name="T7">/</text:span><text:span text:style-name="T9">5</text:span><text:span text:style-name="T10">3/</text:span><text:span text:style-name="T7">SB</text:span></text:p>
          </table:table-cell>
          <table:table-cell table:style-name="Tabela13.B1" office:value-type="string">
            <text:p text:style-name="P8">MZA R-4 Stalowa; 18m</text:p>
          </table:table-cell>
        </table:table-row>
      </table:table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C"/>
        <table:table-column table:style-name="Tabela14.F"/>
        <table:table-column table:style-name="Tabela14.C"/>
        <table:table-column table:style-name="Tabela14.H"/>
        <table:table-column table:style-name="Tabela14.C"/>
        <table:table-column table:style-name="Tabela14.J"/>
        <table:table-row table:style-name="Tabela14.1">
          <table:table-cell table:style-name="Tabela14.A1" office:value-type="string">
            <text:p text:style-name="P9">Grodzisk</text:p>
          </table:table-cell>
          <table:table-cell table:style-name="Tabela14.A1" office:value-type="string">
            <text:p text:style-name="P12">4:49t</text:p>
          </table:table-cell>
          <table:table-cell table:style-name="Tabela14.A1" table:number-rows-spanned="2" office:value-type="string">
            <text:p text:style-name="P13"><text:s text:c="2"/><text:span text:style-name="T23">527 <text:s/></text:span></text:p>
          </table:table-cell>
          <table:table-cell table:style-name="Tabela14.A1" office:value-type="string">
            <text:p text:style-name="P10">9:57</text:p>
          </table:table-cell>
          <table:table-cell table:style-name="Tabela14.A1" table:number-rows-spanned="2" office:value-type="string">
            <text:p text:style-name="P13"><text:s text:c="2"/><text:span text:style-name="T23">527 <text:s/></text:span></text:p>
          </table:table-cell>
          <table:table-cell table:style-name="Tabela14.A1" office:value-type="string">
            <text:p text:style-name="P10">13:27</text:p>
          </table:table-cell>
          <table:table-cell table:style-name="Tabela14.A1" table:number-rows-spanned="2" office:value-type="string">
            <text:p text:style-name="P13"><text:s text:c="2"/><text:span text:style-name="T23">527 <text:s/></text:span></text:p>
          </table:table-cell>
          <table:table-cell table:style-name="Tabela14.A1" office:value-type="string">
            <text:p text:style-name="P10">16:57</text:p>
          </table:table-cell>
          <table:table-cell table:style-name="Tabela14.A1" table:number-rows-spanned="2" office:value-type="string">
            <text:p text:style-name="P13"><text:s text:c="2"/><text:span text:style-name="T23">527 <text:s/></text:span></text:p>
          </table:table-cell>
          <table:table-cell table:style-name="Tabela14.J1" office:value-type="string">
            <text:p text:style-name="P10">20:27</text:p>
          </table:table-cell>
        </table:table-row>
        <table:table-row>
          <table:table-cell table:style-name="Tabela14.A2" office:value-type="string">
            <text:p text:style-name="P9">Dw.Centralny</text:p>
          </table:table-cell>
          <table:table-cell table:style-name="Tabela14.A2" office:value-type="string">
            <text:p text:style-name="P12">5:35</text:p>
          </table:table-cell>
          <table:covered-table-cell/>
          <table:table-cell table:style-name="Tabela14.A2" office:value-type="string">
            <text:p text:style-name="P10">11:04</text:p>
          </table:table-cell>
          <table:covered-table-cell/>
          <table:table-cell table:style-name="Tabela14.A2" office:value-type="string">
            <text:p text:style-name="P10">14:34</text:p>
          </table:table-cell>
          <table:covered-table-cell/>
          <table:table-cell table:style-name="Tabela14.A2" office:value-type="string">
            <text:p text:style-name="P10">18:04</text:p>
          </table:table-cell>
          <table:covered-table-cell/>
          <table:table-cell table:style-name="Tabela14.J2" office:value-type="string">
            <text:p text:style-name="P10">21:35</text:p>
          </table:table-cell>
        </table:table-row>
      </table:table>
      <text:p text:style-name="P2"><text:span text:style-name="T6">t – kurs od przystanku Metro Trocka 03</text:span></text:p>
      <text:p text:style-name="P3"><text:span text:style-name="T4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1">160</text:span><text:span text:style-name="T7">/</text:span><text:span text:style-name="T9">5</text:span><text:span text:style-name="T10">4</text:span><text:span text:style-name="T7">/SB</text:span></text:p>
          </table:table-cell>
          <table:table-cell table:style-name="Tabela1.B1" office:value-type="string">
            <text:p text:style-name="P8">MZA R-4 Stalowa; 18m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C"/>
        <table:table-column table:style-name="Tabela2.F"/>
        <table:table-column table:style-name="Tabela2.C"/>
        <table:table-column table:style-name="Tabela2.H"/>
        <table:table-column table:style-name="Tabela2.C"/>
        <table:table-column table:style-name="Tabela2.J"/>
        <table:table-column table:style-name="Tabela2.K"/>
        <table:table-row>
          <table:table-cell table:style-name="Tabela2.A1" office:value-type="string">
            <text:p text:style-name="P9">Grodzisk</text:p>
          </table:table-cell>
          <table:table-cell table:style-name="Tabela2.A1" office:value-type="string">
            <text:p text:style-name="P12">5:19t</text:p>
          </table:table-cell>
          <table:table-cell table:style-name="Tabela2.A1" table:number-rows-spanned="2" office:value-type="string">
            <text:p text:style-name="P13"><text:s text:c="2"/><text:span text:style-name="T23">527 <text:s/></text:span></text:p>
          </table:table-cell>
          <table:table-cell table:style-name="Tabela2.A1" office:value-type="string">
            <text:p text:style-name="P10">10:27</text:p>
          </table:table-cell>
          <table:table-cell table:style-name="Tabela2.A1" table:number-rows-spanned="2" office:value-type="string">
            <text:p text:style-name="P13"><text:s text:c="2"/><text:span text:style-name="T23">527 <text:s/></text:span></text:p>
          </table:table-cell>
          <table:table-cell table:style-name="Tabela2.A1" office:value-type="string">
            <text:p text:style-name="P10">13:57</text:p>
          </table:table-cell>
          <table:table-cell table:style-name="Tabela2.A1" table:number-rows-spanned="2" office:value-type="string">
            <text:p text:style-name="P13"><text:s text:c="2"/><text:span text:style-name="T23">527 <text:s/></text:span></text:p>
          </table:table-cell>
          <table:table-cell table:style-name="Tabela2.A1" office:value-type="string">
            <text:p text:style-name="P10">17:27</text:p>
          </table:table-cell>
          <table:table-cell table:style-name="Tabela2.A1" table:number-rows-spanned="2" office:value-type="string">
            <text:p text:style-name="P13"><text:s text:c="2"/><text:span text:style-name="T23">527 <text:s/></text:span></text:p>
          </table:table-cell>
          <table:table-cell table:style-name="Tabela2.A1" office:value-type="string">
            <text:p text:style-name="P10">20:57</text:p>
          </table:table-cell>
          <table:table-cell table:style-name="Tabela2.K1" table:number-rows-spanned="2" office:value-type="string">
            <text:p text:style-name="P13"><text:s text:c="2"/><text:span text:style-name="T23">527 <text:s/></text:span></text:p>
          </table:table-cell>
        </table:table-row>
        <table:table-row>
          <table:table-cell table:style-name="Tabela2.A2" office:value-type="string">
            <text:p text:style-name="P9">Dw.Centralny</text:p>
          </table:table-cell>
          <table:table-cell table:style-name="Tabela2.A2" office:value-type="string">
            <text:p text:style-name="P12">6:05</text:p>
          </table:table-cell>
          <table:covered-table-cell/>
          <table:table-cell table:style-name="Tabela2.A2" office:value-type="string">
            <text:p text:style-name="P10">11:34</text:p>
          </table:table-cell>
          <table:covered-table-cell/>
          <table:table-cell table:style-name="Tabela2.A2" office:value-type="string">
            <text:p text:style-name="P10">15:04</text:p>
          </table:table-cell>
          <table:covered-table-cell/>
          <table:table-cell table:style-name="Tabela2.A2" office:value-type="string">
            <text:p text:style-name="P10">18:34</text:p>
          </table:table-cell>
          <table:covered-table-cell/>
          <table:table-cell table:style-name="Tabela2.A2" office:value-type="string">
            <text:p text:style-name="P10">22:05</text:p>
          </table:table-cell>
          <table:covered-table-cell/>
        </table:table-row>
      </table:table>
      <text:p text:style-name="P2"><text:span text:style-name="T6">t – kurs od przystanku Metro Trocka 03</text:span></text:p>
      <text:p text:style-name="P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span text:style-name="T1">160</text:span><text:span text:style-name="T7">/</text:span><text:span text:style-name="T9">5</text:span><text:span text:style-name="T10">5</text:span><text:span text:style-name="T7">/SB</text:span></text:p>
          </table:table-cell>
          <table:table-cell table:style-name="Tabela3.B1" office:value-type="string">
            <text:p text:style-name="P8">MZA R-4 Stalowa; 18m</text:p>
          </table:table-cell>
        </table:table-row>
      </table:table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column table:style-name="Tabela4.D"/>
        <table:table-column table:style-name="Tabela4.I"/>
        <table:table-column table:style-name="Tabela4.D"/>
        <table:table-column table:style-name="Tabela4.K"/>
        <table:table-row>
          <table:table-cell table:style-name="Tabela4.A1" office:value-type="string">
            <text:p text:style-name="P9">Grodzisk</text:p>
          </table:table-cell>
          <table:table-cell table:style-name="Tabela4.A1" office:value-type="string">
            <text:p text:style-name="P12">5:27</text:p>
          </table:table-cell>
          <table:table-cell table:style-name="Tabela4.A1" office:value-type="string">
            <text:p text:style-name="P10">7:27</text:p>
          </table:table-cell>
          <table:table-cell table:style-name="Tabela4.A1" table:number-rows-spanned="2" office:value-type="string">
            <text:p text:style-name="P13"><text:s text:c="2"/><text:span text:style-name="T23">527 <text:s/></text:span></text:p>
          </table:table-cell>
          <table:table-cell table:style-name="Tabela4.A1" office:value-type="string">
            <text:p text:style-name="P10">10:57</text:p>
          </table:table-cell>
          <table:table-cell table:style-name="Tabela4.A1" table:number-rows-spanned="2" office:value-type="string">
            <text:p text:style-name="P13"><text:s text:c="2"/><text:span text:style-name="T23">527 <text:s/></text:span></text:p>
          </table:table-cell>
          <table:table-cell table:style-name="Tabela4.A1" office:value-type="string">
            <text:p text:style-name="P10">14:27</text:p>
          </table:table-cell>
          <table:table-cell table:style-name="Tabela4.A1" table:number-rows-spanned="2" office:value-type="string">
            <text:p text:style-name="P13"><text:s text:c="2"/><text:span text:style-name="T23">527 <text:s/></text:span></text:p>
          </table:table-cell>
          <table:table-cell table:style-name="Tabela4.A1" office:value-type="string">
            <text:p text:style-name="P10">17:57</text:p>
          </table:table-cell>
          <table:table-cell table:style-name="Tabela4.A1" table:number-rows-spanned="2" office:value-type="string">
            <text:p text:style-name="P13"><text:s text:c="2"/><text:span text:style-name="T23">527 <text:s/></text:span></text:p>
          </table:table-cell>
          <table:table-cell table:style-name="Tabela4.K1" office:value-type="string">
            <text:p text:style-name="P10">21:27</text:p>
          </table:table-cell>
        </table:table-row>
        <table:table-row>
          <table:table-cell table:style-name="Tabela4.A2" office:value-type="string">
            <text:p text:style-name="P9">Dw.Centralny</text:p>
          </table:table-cell>
          <table:table-cell table:style-name="Tabela4.A2" office:value-type="string">
            <text:p text:style-name="P12">6:35</text:p>
          </table:table-cell>
          <table:table-cell table:style-name="Tabela4.A2" office:value-type="string">
            <text:p text:style-name="P10">8:34</text:p>
          </table:table-cell>
          <table:covered-table-cell/>
          <table:table-cell table:style-name="Tabela4.A2" office:value-type="string">
            <text:p text:style-name="P10">12:04</text:p>
          </table:table-cell>
          <table:covered-table-cell/>
          <table:table-cell table:style-name="Tabela4.A2" office:value-type="string">
            <text:p text:style-name="P10">15:34</text:p>
          </table:table-cell>
          <table:covered-table-cell/>
          <table:table-cell table:style-name="Tabela4.A2" office:value-type="string">
            <text:p text:style-name="P10">19:04</text:p>
          </table:table-cell>
          <table:covered-table-cell/>
          <table:table-cell table:style-name="Tabela4.K2" office:value-type="string">
            <text:p text:style-name="P10">22:35</text:p>
          </table:table-cell>
        </table:table-row>
      </table:table>
      <text:p text:style-name="P1"/>
      <text:p text:style-name="P4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<text:span text:style-name="T2">160</text:span><text:span text:style-name="T18">/</text:span><text:span text:style-name="T21">5</text:span><text:span text:style-name="T22">6</text:span><text:span text:style-name="T18">/S</text:span><text:span text:style-name="T22">B</text:span></text:p>
          </table:table-cell>
          <table:table-cell table:style-name="Tabela5.B1" office:value-type="string">
            <text:p text:style-name="P8">MZA R-4 Stalowa; 18m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column table:style-name="Tabela6.D"/>
        <table:table-column table:style-name="Tabela6.I"/>
        <table:table-column table:style-name="Tabela6.J"/>
        <table:table-row>
          <table:table-cell table:style-name="Tabela6.A1" office:value-type="string">
            <text:p text:style-name="P9">Grodzisk</text:p>
          </table:table-cell>
          <table:table-cell table:style-name="Tabela6.A1" office:value-type="string">
            <text:p text:style-name="P12">5:57</text:p>
          </table:table-cell>
          <table:table-cell table:style-name="Tabela6.A1" office:value-type="string">
            <text:p text:style-name="P10">7:57</text:p>
          </table:table-cell>
          <table:table-cell table:style-name="Tabela6.A1" table:number-rows-spanned="2" office:value-type="string">
            <text:p text:style-name="P13"><text:s text:c="2"/><text:span text:style-name="T23">527 <text:s/></text:span></text:p>
          </table:table-cell>
          <table:table-cell table:style-name="Tabela6.A1" office:value-type="string">
            <text:p text:style-name="P10">11:27</text:p>
          </table:table-cell>
          <table:table-cell table:style-name="Tabela6.A1" table:number-rows-spanned="2" office:value-type="string">
            <text:p text:style-name="P13"><text:s text:c="2"/><text:span text:style-name="T23">527 <text:s/></text:span></text:p>
          </table:table-cell>
          <table:table-cell table:style-name="Tabela6.A1" office:value-type="string">
            <text:p text:style-name="P10">14:57</text:p>
          </table:table-cell>
          <table:table-cell table:style-name="Tabela6.A1" table:number-rows-spanned="2" office:value-type="string">
            <text:p text:style-name="P13"><text:s text:c="2"/><text:span text:style-name="T23">527 <text:s/></text:span></text:p>
          </table:table-cell>
          <table:table-cell table:style-name="Tabela6.A1" office:value-type="string">
            <text:p text:style-name="P10">18:2<text:span text:style-name="T24">7</text:span></text:p>
          </table:table-cell>
          <table:table-cell table:style-name="Tabela6.J1" table:number-rows-spanned="2" office:value-type="string">
            <text:p text:style-name="P13"><text:s text:c="2"/><text:span text:style-name="T23">527 <text:s/></text:span></text:p>
          </table:table-cell>
        </table:table-row>
        <table:table-row table:style-name="Tabela6.2">
          <table:table-cell table:style-name="Tabela6.A2" office:value-type="string">
            <text:p text:style-name="P9">Dw.Centralny</text:p>
          </table:table-cell>
          <table:table-cell table:style-name="Tabela6.A2" office:value-type="string">
            <text:p text:style-name="P12">7:05</text:p>
          </table:table-cell>
          <table:table-cell table:style-name="Tabela6.A2" office:value-type="string">
            <text:p text:style-name="P10">9:04</text:p>
          </table:table-cell>
          <table:covered-table-cell/>
          <table:table-cell table:style-name="Tabela6.A2" office:value-type="string">
            <text:p text:style-name="P10">12:34</text:p>
          </table:table-cell>
          <table:covered-table-cell/>
          <table:table-cell table:style-name="Tabela6.A2" office:value-type="string">
            <text:p text:style-name="P10">16:04</text:p>
          </table:table-cell>
          <table:covered-table-cell/>
          <table:table-cell table:style-name="Tabela6.A2" office:value-type="string">
            <text:p text:style-name="P10">19:35</text:p>
          </table:table-cell>
          <table:covered-table-cell/>
        </table:table-row>
      </table:table>
      <text:p text:style-name="P2"><text:span text:style-name="T6"/></text:p>
      <text:p text:style-name="P4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<text:span text:style-name="T2">160</text:span><text:span text:style-name="T18">/</text:span><text:span text:style-name="T21">5</text:span><text:span text:style-name="T22">7/</text:span><text:span text:style-name="T18">S</text:span><text:span text:style-name="T22">B</text:span></text:p>
          </table:table-cell>
          <table:table-cell table:style-name="Tabela7.B1" office:value-type="string">
            <text:p text:style-name="P8">MZA R-4 Stalowa; 18m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D"/>
        <table:table-column table:style-name="Tabela8.G"/>
        <table:table-column table:style-name="Tabela8.D"/>
        <table:table-column table:style-name="Tabela8.I"/>
        <table:table-column table:style-name="Tabela8.J"/>
        <table:table-row>
          <table:table-cell table:style-name="Tabela8.A1" office:value-type="string">
            <text:p text:style-name="P9">Grodzisk</text:p>
          </table:table-cell>
          <table:table-cell table:style-name="Tabela8.A1" office:value-type="string">
            <text:p text:style-name="P10">6:<text:span text:style-name="T24">27</text:span></text:p>
          </table:table-cell>
          <table:table-cell table:style-name="Tabela8.A1" office:value-type="string">
            <text:p text:style-name="P10">8:27</text:p>
          </table:table-cell>
          <table:table-cell table:style-name="Tabela8.A1" table:number-rows-spanned="2" office:value-type="string">
            <text:p text:style-name="P13"><text:s text:c="2"/><text:span text:style-name="T23">527 <text:s/></text:span></text:p>
          </table:table-cell>
          <table:table-cell table:style-name="Tabela8.A1" office:value-type="string">
            <text:p text:style-name="P10">11:57</text:p>
          </table:table-cell>
          <table:table-cell table:style-name="Tabela8.A1" table:number-rows-spanned="2" office:value-type="string">
            <text:p text:style-name="P13"><text:s text:c="2"/><text:span text:style-name="T23">527 <text:s/></text:span></text:p>
          </table:table-cell>
          <table:table-cell table:style-name="Tabela8.A1" office:value-type="string">
            <text:p text:style-name="P10">15:27</text:p>
          </table:table-cell>
          <table:table-cell table:style-name="Tabela8.A1" table:number-rows-spanned="2" office:value-type="string">
            <text:p text:style-name="P13"><text:s text:c="2"/><text:span text:style-name="T23">527 <text:s/></text:span></text:p>
          </table:table-cell>
          <table:table-cell table:style-name="Tabela8.A1" office:value-type="string">
            <text:p text:style-name="P10">18:57</text:p>
          </table:table-cell>
          <table:table-cell table:style-name="Tabela8.J1" table:number-rows-spanned="2" office:value-type="string">
            <text:p text:style-name="P13"><text:s text:c="2"/><text:span text:style-name="T23">527 <text:s/></text:span></text:p>
          </table:table-cell>
        </table:table-row>
        <table:table-row>
          <table:table-cell table:style-name="Tabela8.A2" office:value-type="string">
            <text:p text:style-name="P9">Dw.Centralny</text:p>
          </table:table-cell>
          <table:table-cell table:style-name="Tabela8.A2" office:value-type="string">
            <text:p text:style-name="P12">7:34</text:p>
          </table:table-cell>
          <table:table-cell table:style-name="Tabela8.A2" office:value-type="string">
            <text:p text:style-name="P10">9:34</text:p>
          </table:table-cell>
          <table:covered-table-cell/>
          <table:table-cell table:style-name="Tabela8.A2" office:value-type="string">
            <text:p text:style-name="P10">13:04</text:p>
          </table:table-cell>
          <table:covered-table-cell/>
          <table:table-cell table:style-name="Tabela8.A2" office:value-type="string">
            <text:p text:style-name="P10">16:34</text:p>
          </table:table-cell>
          <table:covered-table-cell/>
          <table:table-cell table:style-name="Tabela8.A2" office:value-type="string">
            <text:p text:style-name="P10">20:05</text:p>
          </table:table-cell>
          <table:covered-table-cell/>
        </table:table-row>
      </table:table>
      <text:p text:style-name="P3"><text:span text:style-name="T4"/></text:p>
      <text:p text:style-name="P3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Univia Pro" svg:font-family="'Univia Pro'" style:font-pitch="variable"/>
    <style:font-face style:name="Univia Pro Black" svg:font-family="'Univia Pro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499cm" fo:page-height="2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99cm" fo:page-height="4.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2.999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2.999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99cm" fo:page-height="25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5cm" fo:page-height="22.99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99cm" fo:page-height="25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31.5cm" fo:page-height="25.5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Endnote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Landscape" style:page-layout-name="Mpm7"/>
    <style:master-page style:name="HTML" style:page-layout-name="Mpm8"/>
    <style:master-page style:name="Endnote" style:page-layout-name="Mpm9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47:44.172000000</meta:creation-date>
    <dc:date>2022-10-01T09:22:57.075000000</dc:date>
    <meta:editing-duration>PT2H18M44S</meta:editing-duration>
    <meta:editing-cycles>30</meta:editing-cycles>
    <meta:generator>LibreOffice/6.3.6.2$Windows_x86 LibreOffice_project/2196df99b074d8a661f4036fca8fa0cbfa33a497</meta:generator>
    <meta:document-statistic meta:table-count="14" meta:image-count="0" meta:object-count="0" meta:page-count="2" meta:paragraph-count="130" meta:word-count="167" meta:character-count="984" meta:non-whitespace-character-count="833"/>
  </office:meta>
</office:document-meta>
</file>